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Times New Roman" svg:font-family="&quot;Times New Roman&quot;"/>
    <style:font-face style:name="Times New Roman1" svg:font-family="&quot;Times New Roman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style:font-name="Times New Roman1" style:font-name-asian="Times New Roman1" style:font-name-complex="Times New Roman1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color="#00A933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7" style:family="table-cell" style:parent-style-name="Default" style:data-style-name="N0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8" style:family="table-cell" style:parent-style-name="Default" style:data-style-name="N0">
      <style:table-cell-properties fo:border-top="none" fo:border-bottom="none" fo:border-left="thin solid #000000" fo:border-right="thin solid #000000"/>
      <style:text-properties fo:color="#00A933" style:font-name="Times New Roman1" style:font-name-asian="Times New Roman1" style:font-name-complex="Times New Roman1"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style:font-name="Times New Roman1" style:font-name-asian="Times New Roman1" style:font-name-complex="Times New Roman1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color="#00A933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style:font-name="Times New Roman1" style:font-name-asian="Times New Roman1" style:font-name-complex="Times New Roman1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999999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roman"/>
    </style:style>
    <style:style style:name="ce17" style:family="table-cell" style:parent-style-name="Default" style:data-style-name="N0">
      <style:table-cell-properties fo:border="thin solid #000000" style:vertical-align="middle" fo:background-color="#999999" style:repeat-content="false"/>
      <style:paragraph-properties fo:text-align="center"/>
      <style:text-properties style:font-name="Times New Roman1" style:font-name-asian="Times New Roman1" style:font-name-complex="Times New Roman1" fo:font-size="14pt" style:font-size-asian="14pt" style:font-size-complex="14pt" fo:font-style="italic" style:font-style-asian="italic" style:font-style-complex="italic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999999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roman"/>
    </style:style>
    <style:style style:name="ce19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6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style="italic" style:font-style-asian="italic" style:font-style-complex="italic"/>
    </style:style>
    <style:style style:name="ce29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font-style="italic" style:font-style-asian="italic" style:font-style-complex="italic"/>
    </style:style>
    <style:style style:name="ce30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999999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roman"/>
    </style:style>
    <style:style style:name="ce32" style:family="table-cell" style:parent-style-name="Default" style:data-style-name="N0">
      <style:table-cell-properties fo:border="thin solid #000000" style:vertical-align="middle" fo:background-color="#999999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33" style:family="table-cell" style:parent-style-name="Default" style:data-style-name="N0">
      <style:table-cell-properties fo:border="thin solid #000000" style:vertical-align="middle" fo:background-color="#999999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roman"/>
    </style:style>
    <style:style style:name="ce3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3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999999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roman"/>
    </style:style>
    <style:style style:name="ce3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999999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</style:style>
    <style:style style:name="ce40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</style:style>
    <style:style style:name="ce41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</style:style>
    <style:style style:name="ce4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999999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roman"/>
    </style:style>
    <style:style style:name="ce4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999999" style:repeat-content="false"/>
      <style:paragraph-properties fo:text-align="center"/>
      <style:text-properties style:font-name="Times New Roman1" style:font-name-asian="Times New Roman1" style:font-name-complex="Times New Roman1" fo:font-size="14pt" style:font-size-asian="14pt" style:font-size-complex="14pt" fo:font-style="italic" style:font-style-asian="italic" style:font-style-complex="italic"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999999" style:repeat-content="false"/>
      <style:paragraph-properties fo:text-align="center"/>
      <style:text-properties style:font-name="Times New Roman1" style:font-name-asian="Times New Roman1" style:font-name-complex="Times New Roman1" fo:font-size="14pt" style:font-size-asian="14pt" style:font-size-complex="14pt" fo:font-style="italic" style:font-style-asian="italic" style:font-style-complex="italic"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999999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roman"/>
    </style:style>
    <style:style style:name="ce46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999999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roman"/>
    </style:style>
    <style:style style:name="ce47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999999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roman"/>
    </style:style>
    <style:style style:name="ce48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999999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roman"/>
    </style:style>
    <style:style style:name="ce49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999999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roman"/>
    </style:style>
    <style:style style:name="ce50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999999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roman"/>
    </style:style>
    <style:style style:name="ce51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999999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roman"/>
    </style:style>
    <style:style style:name="ce52" style:family="table-cell" style:parent-style-name="Default" style:data-style-name="N0">
      <style:table-cell-properties fo:border="thin solid #000000" style:vertical-align="middle" fo:background-color="#999999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roman"/>
    </style:style>
    <style:style style:name="ce5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54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</style:style>
    <style:style style:name="ce5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56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5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58" style:family="table-cell" style:parent-style-name="Default" style:data-style-name="N0">
      <style:table-cell-properties fo:border="thin solid #000000" style:vertical-align="middle" fo:background-color="#999999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roman"/>
    </style:style>
    <style:style style:name="ce59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background-color="#999999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roman"/>
    </style:style>
    <style:style style:name="ce6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61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background-color="#999999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roman"/>
    </style:style>
    <style:style style:name="ce62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background-color="#999999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63" style:family="table-cell" style:parent-style-name="Default" style:data-style-name="N2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4" style:family="table-cell" style:parent-style-name="Default" style:data-style-name="N2">
      <style:table-cell-properties fo:border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o1" style:family="table-column">
      <style:table-column-properties fo:break-before="auto" style:column-width="4.048125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59291666666667cm"/>
    </style:style>
    <style:style style:name="co4" style:family="table-column">
      <style:table-column-properties fo:break-before="auto" style:column-width="3.01625cm"/>
    </style:style>
    <style:style style:name="co5" style:family="table-column">
      <style:table-column-properties fo:break-before="auto" style:column-width="3.14854166666667cm"/>
    </style:style>
    <style:style style:name="co6" style:family="table-column">
      <style:table-column-properties fo:break-before="auto" style:column-width="3.28083333333333cm"/>
    </style:style>
    <style:style style:name="co7" style:family="table-column">
      <style:table-column-properties fo:break-before="auto" style:column-width="3.62479166666667cm"/>
    </style:style>
    <style:style style:name="co8" style:family="table-column">
      <style:table-column-properties fo:break-before="auto" style:column-width="2.8575cm"/>
    </style:style>
    <style:style style:name="co9" style:family="table-column">
      <style:table-column-properties fo:break-before="auto" style:column-width="3.54541666666667cm"/>
    </style:style>
    <style:style style:name="co10" style:family="table-column">
      <style:table-column-properties fo:break-before="auto" style:column-width="3.095625cm"/>
    </style:style>
    <style:style style:name="co11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4.25pt" style:use-optimal-row-height="false" fo:break-before="auto"/>
    </style:style>
    <style:style style:name="ro5" style:family="table-row">
      <style:table-row-properties style:row-height="19.5pt" style:use-optimal-row-height="true" fo:break-before="auto"/>
    </style:style>
    <style:style style:name="ro6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2" table:default-cell-style-name="ce1"/>
        <table:table-column table:style-name="co7" table:default-cell-style-name="ce1"/>
        <table:table-column table:style-name="co2" table:default-cell-style-name="ce1"/>
        <table:table-column table:style-name="co8" table:number-columns-repeated="2" table:default-cell-style-name="ce1"/>
        <table:table-column table:style-name="co2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65" table:default-cell-style-name="ce1"/>
        <table:table-row table:style-name="ro1">
          <table:table-cell table:number-columns-repeated="3"/>
          <table:table-cell table:number-columns-repeated="7" table:style-name="ce2"/>
          <table:table-cell table:number-columns-repeated="16374" table:style-name="ce1"/>
        </table:table-row>
        <table:table-row table:style-name="ro2">
          <table:table-cell table:number-columns-repeated="3"/>
          <table:table-cell office:value-type="string" table:number-columns-spanned="1" table:number-rows-spanned="2" table:style-name="ce31">
            <text:p>INSTANCIAS</text:p>
          </table:table-cell>
          <table:table-cell office:value-type="string" table:number-columns-spanned="1" table:number-rows-spanned="2" table:style-name="ce31">
            <text:p>GRUPO</text:p>
          </table:table-cell>
          <table:table-cell office:value-type="string" table:number-columns-spanned="1" table:number-rows-spanned="2" table:style-name="ce31">
            <text:p>GUROBI</text:p>
          </table:table-cell>
          <table:table-cell office:value-type="string" table:number-columns-spanned="1" table:number-rows-spanned="2" table:style-name="ce31">
            <text:p>BRKGA</text:p>
          </table:table-cell>
          <table:table-cell office:value-type="string" table:number-columns-spanned="1" table:number-rows-spanned="2" table:style-name="ce31">
            <text:p>VNS</text:p>
          </table:table-cell>
          <table:table-cell office:value-type="string" table:number-columns-spanned="1" table:number-rows-spanned="2" table:style-name="ce31">
            <text:p>GRASP + VND</text:p>
          </table:table-cell>
          <table:table-cell office:value-type="string" table:number-columns-spanned="1" table:number-rows-spanned="2" table:style-name="ce31">
            <text:p>Nº Execuções</text:p>
          </table:table-cell>
          <table:table-cell table:number-columns-repeated="3" table:style-name="ce3"/>
          <table:table-cell table:number-columns-repeated="16371" table:style-name="ce1"/>
        </table:table-row>
        <table:table-row table:style-name="ro2">
          <table: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2" table:style-name="ce3"/>
          <table:table-cell table:number-columns-repeated="16371" table:style-name="ce1"/>
        </table:table-row>
        <table:table-row table:style-name="ro3">
          <table:table-cell table:number-columns-repeated="3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23168" table:style-name="ce6">
            <text:p>23168</text:p>
          </table:table-cell>
          <table:table-cell office:value-type="float" office:value="23533" table:style-name="ce7">
            <text:p>23533</text:p>
          </table:table-cell>
          <table:table-cell office:value-type="float" office:value="23168" table:style-name="ce8">
            <text:p>23168</text:p>
          </table:table-cell>
          <table:table-cell office:value-type="float" office:value="23168" table:style-name="ce6">
            <text:p>23168</text:p>
          </table:table-cell>
          <table:table-cell office:value-type="float" office:value="1" table:style-name="ce9">
            <text:p>1</text:p>
          </table:table-cell>
          <table:table-cell table:style-name="ce10"/>
          <table:table-cell table:number-columns-repeated="2" table:style-name="ce3"/>
          <table:table-cell table:number-columns-repeated="16371" table:style-name="ce1"/>
        </table:table-row>
        <table:table-row table:style-name="ro3">
          <table:table-cell table:number-columns-repeated="3"/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office:value-type="float" office:value="27953" table:style-name="ce6">
            <text:p>27953</text:p>
          </table:table-cell>
          <table:table-cell office:value-type="float" office:value="27987" table:style-name="ce7">
            <text:p>27987</text:p>
          </table:table-cell>
          <table:table-cell office:value-type="float" office:value="27953" table:style-name="ce8">
            <text:p>27953</text:p>
          </table:table-cell>
          <table:table-cell office:value-type="float" office:value="27953" table:style-name="ce6">
            <text:p>27953</text:p>
          </table:table-cell>
          <table:table-cell office:value-type="float" office:value="1" table:style-name="ce9">
            <text:p>1</text:p>
          </table:table-cell>
          <table:table-cell table:style-name="ce10"/>
          <table:table-cell table:number-columns-repeated="2" table:style-name="ce3"/>
          <table:table-cell table:number-columns-repeated="16371" table:style-name="ce1"/>
        </table:table-row>
        <table:table-row table:style-name="ro3">
          <table:table-cell table:number-columns-repeated="3"/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office:value-type="float" office:value="3025" table:style-name="ce6">
            <text:p>3025</text:p>
          </table:table-cell>
          <table:table-cell office:value-type="float" office:value="3025" table:style-name="ce8">
            <text:p>3025</text:p>
          </table:table-cell>
          <table:table-cell office:value-type="float" office:value="3025" table:style-name="ce8">
            <text:p>3025</text:p>
          </table:table-cell>
          <table:table-cell office:value-type="float" office:value="3025" table:style-name="ce6">
            <text:p>3025</text:p>
          </table:table-cell>
          <table:table-cell office:value-type="float" office:value="1" table:style-name="ce9">
            <text:p>1</text:p>
          </table:table-cell>
          <table:table-cell table:style-name="ce10"/>
          <table:table-cell table:number-columns-repeated="16373" table:style-name="ce1"/>
        </table:table-row>
        <table:table-row table:style-name="ro3">
          <table:table-cell table:number-columns-repeated="3"/>
          <table:table-cell office:value-type="float" office:value="4" table:style-name="ce5">
            <text:p>4</text:p>
          </table:table-cell>
          <table:table-cell office:value-type="float" office:value="1" table:style-name="ce5">
            <text:p>1</text:p>
          </table:table-cell>
          <table:table-cell office:value-type="float" office:value="4801" table:style-name="ce6">
            <text:p>4801</text:p>
          </table:table-cell>
          <table:table-cell office:value-type="float" office:value="4801" table:style-name="ce8">
            <text:p>4801</text:p>
          </table:table-cell>
          <table:table-cell office:value-type="float" office:value="4801" table:style-name="ce8">
            <text:p>4801</text:p>
          </table:table-cell>
          <table:table-cell office:value-type="float" office:value="4801" table:style-name="ce6">
            <text:p>4801</text:p>
          </table:table-cell>
          <table:table-cell office:value-type="float" office:value="1" table:style-name="ce9">
            <text:p>1</text:p>
          </table:table-cell>
          <table:table-cell table:style-name="ce10"/>
          <table:table-cell table:number-columns-repeated="16373" table:style-name="ce1"/>
        </table:table-row>
        <table:table-row table:style-name="ro3">
          <table:table-cell table:number-columns-repeated="3"/>
          <table:table-cell office:value-type="float" office:value="5" table:style-name="ce5">
            <text:p>5</text:p>
          </table:table-cell>
          <table:table-cell office:value-type="float" office:value="1" table:style-name="ce5">
            <text:p>1</text:p>
          </table:table-cell>
          <table:table-cell office:value-type="float" office:value="6785" table:style-name="ce6">
            <text:p>6785</text:p>
          </table:table-cell>
          <table:table-cell office:value-type="float" office:value="6785" table:style-name="ce8">
            <text:p>6785</text:p>
          </table:table-cell>
          <table:table-cell office:value-type="float" office:value="6785" table:style-name="ce8">
            <text:p>6785</text:p>
          </table:table-cell>
          <table:table-cell office:value-type="float" office:value="6785" table:style-name="ce6">
            <text:p>6785</text:p>
          </table:table-cell>
          <table:table-cell office:value-type="float" office:value="1" table:style-name="ce9">
            <text:p>1</text:p>
          </table:table-cell>
          <table:table-cell table:style-name="ce10"/>
          <table:table-cell table:number-columns-repeated="16373" table:style-name="ce1"/>
        </table:table-row>
        <table:table-row table:style-name="ro3">
          <table:table-cell table:number-columns-repeated="3"/>
          <table:table-cell office:value-type="float" office:value="6" table:style-name="ce5">
            <text:p>6</text:p>
          </table:table-cell>
          <table:table-cell office:value-type="float" office:value="1" table:style-name="ce5">
            <text:p>1</text:p>
          </table:table-cell>
          <table:table-cell office:value-type="float" office:value="28087" table:style-name="ce6">
            <text:p>28087</text:p>
          </table:table-cell>
          <table:table-cell office:value-type="float" office:value="28099" table:style-name="ce7">
            <text:p>28099</text:p>
          </table:table-cell>
          <table:table-cell office:value-type="float" office:value="28087" table:style-name="ce8">
            <text:p>28087</text:p>
          </table:table-cell>
          <table:table-cell office:value-type="float" office:value="28221" table:style-name="ce5">
            <text:p>28221</text:p>
          </table:table-cell>
          <table:table-cell office:value-type="float" office:value="1" table:style-name="ce9">
            <text:p>1</text:p>
          </table:table-cell>
          <table:table-cell table:style-name="ce10"/>
          <table:table-cell table:number-columns-repeated="16373" table:style-name="ce1"/>
        </table:table-row>
        <table:table-row table:style-name="ro3">
          <table:table-cell table:number-columns-repeated="3"/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office:value-type="float" office:value="9497" table:style-name="ce6">
            <text:p>9497</text:p>
          </table:table-cell>
          <table:table-cell office:value-type="float" office:value="9712" table:style-name="ce7">
            <text:p>9712</text:p>
          </table:table-cell>
          <table:table-cell office:value-type="float" office:value="9520" table:style-name="ce7">
            <text:p>9520</text:p>
          </table:table-cell>
          <table:table-cell office:value-type="float" office:value="9588" table:style-name="ce5">
            <text:p>9588</text:p>
          </table:table-cell>
          <table:table-cell office:value-type="float" office:value="1" table:style-name="ce9">
            <text:p>1</text:p>
          </table:table-cell>
          <table:table-cell table:style-name="ce10"/>
          <table:table-cell table:number-columns-repeated="16373" table:style-name="ce1"/>
        </table:table-row>
        <table:table-row table:style-name="ro3">
          <table:table-cell table:number-columns-repeated="3"/>
          <table:table-cell office:value-type="float" office:value="8" table:style-name="ce5">
            <text:p>8</text:p>
          </table:table-cell>
          <table:table-cell office:value-type="float" office:value="1" table:style-name="ce5">
            <text:p>1</text:p>
          </table:table-cell>
          <table:table-cell office:value-type="float" office:value="6568" table:style-name="ce6">
            <text:p>6568</text:p>
          </table:table-cell>
          <table:table-cell office:value-type="float" office:value="6568" table:style-name="ce8">
            <text:p>6568</text:p>
          </table:table-cell>
          <table:table-cell office:value-type="float" office:value="6568" table:style-name="ce8">
            <text:p>6568</text:p>
          </table:table-cell>
          <table:table-cell office:value-type="float" office:value="6568" table:style-name="ce6">
            <text:p>6568</text:p>
          </table:table-cell>
          <table:table-cell office:value-type="float" office:value="1" table:style-name="ce9">
            <text:p>1</text:p>
          </table:table-cell>
          <table:table-cell table:style-name="ce10"/>
          <table:table-cell table:number-columns-repeated="16373" table:style-name="ce1"/>
        </table:table-row>
        <table:table-row table:style-name="ro3">
          <table:table-cell table:number-columns-repeated="3"/>
          <table:table-cell office:value-type="float" office:value="9" table:style-name="ce5">
            <text:p>9</text:p>
          </table:table-cell>
          <table:table-cell office:value-type="float" office:value="1" table:style-name="ce5">
            <text:p>1</text:p>
          </table:table-cell>
          <table:table-cell office:value-type="float" office:value="38773" table:style-name="ce6">
            <text:p>38773</text:p>
          </table:table-cell>
          <table:table-cell office:value-type="float" office:value="38773" table:style-name="ce8">
            <text:p>38773</text:p>
          </table:table-cell>
          <table:table-cell office:value-type="float" office:value="38773" table:style-name="ce8">
            <text:p>38773</text:p>
          </table:table-cell>
          <table:table-cell office:value-type="float" office:value="38773" table:style-name="ce6">
            <text:p>38773</text:p>
          </table:table-cell>
          <table:table-cell office:value-type="float" office:value="1" table:style-name="ce9">
            <text:p>1</text:p>
          </table:table-cell>
          <table:table-cell table:style-name="ce10"/>
          <table:table-cell table:number-columns-repeated="16373" table:style-name="ce1"/>
        </table:table-row>
        <table:table-row table:style-name="ro3">
          <table:table-cell table:number-columns-repeated="3"/>
          <table:table-cell office:value-type="float" office:value="10" table:style-name="ce11">
            <text:p>10</text:p>
          </table:table-cell>
          <table:table-cell office:value-type="float" office:value="1" table:style-name="ce11">
            <text:p>1</text:p>
          </table:table-cell>
          <table:table-cell office:value-type="float" office:value="19147" table:style-name="ce12">
            <text:p>19147</text:p>
          </table:table-cell>
          <table:table-cell office:value-type="float" office:value="19263" table:style-name="ce13">
            <text:p>19263</text:p>
          </table:table-cell>
          <table:table-cell office:value-type="float" office:value="19238" table:style-name="ce13">
            <text:p>19238</text:p>
          </table:table-cell>
          <table:table-cell office:value-type="float" office:value="19241" table:style-name="ce11">
            <text:p>19241</text:p>
          </table:table-cell>
          <table:table-cell office:value-type="float" office:value="1" table:style-name="ce14">
            <text:p>1</text:p>
          </table:table-cell>
          <table:table-cell table:style-name="ce10"/>
          <table:table-cell table:number-columns-repeated="16373" table:style-name="ce1"/>
        </table:table-row>
        <table:table-row table:style-name="ro3">
          <table:table-cell table:number-columns-repeated="3"/>
          <table:table-cell table:number-columns-repeated="2" table:style-name="ce15"/>
          <table:table-cell table:number-columns-repeated="2" table:style-name="ce4"/>
          <table:table-cell table:number-columns-repeated="3" table:style-name="ce3"/>
          <table:table-cell table:style-name="ce15"/>
          <table:table-cell table:number-columns-repeated="16373" table:style-name="ce1"/>
        </table:table-row>
        <table:table-row table:style-name="ro4">
          <table:table-cell table:number-columns-repeated="3"/>
          <table:table-cell office:value-type="string" table:number-columns-spanned="1" table:number-rows-spanned="3" table:style-name="ce32">
            <text:p>INSTANCIAS</text:p>
          </table:table-cell>
          <table:table-cell office:value-type="string" table:number-columns-spanned="1" table:number-rows-spanned="3" table:style-name="ce32">
            <text:p>GRUPO</text:p>
          </table:table-cell>
          <table:table-cell office:value-type="string" table:number-columns-spanned="2" table:number-rows-spanned="2" table:style-name="ce33">
            <text:p>GUROBI</text:p>
          </table:table-cell>
          <table:covered-table-cell/>
          <table:table-cell office:value-type="string" table:number-columns-spanned="2" table:number-rows-spanned="2" table:style-name="ce33">
            <text:p>BRKGA</text:p>
          </table:table-cell>
          <table:covered-table-cell/>
          <table:table-cell office:value-type="string" table:number-columns-spanned="2" table:number-rows-spanned="2" table:style-name="ce61">
            <text:p>VNS</text:p>
          </table:table-cell>
          <table:covered-table-cell/>
          <table:table-cell office:value-type="string" table:number-columns-spanned="3" table:number-rows-spanned="2" table:style-name="ce58">
            <text:p>GRASP + VND</text:p>
          </table:table-cell>
          <table:covered-table-cell table:number-columns-repeated="2"/>
          <table:table-cell office:value-type="string" table:number-columns-spanned="2" table:number-rows-spanned="3" table:style-name="ce62">
            <text:p>Limitante inferior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/>
          <table:table-cell table:number-columns-repeated="16368"/>
        </table:table-row>
        <table:table-row table:style-name="ro5">
          <table:table-cell table:number-columns-repeated="3"/>
          <table:covered-table-cell/>
          <table:covered-table-cell/>
          <table:table-cell office:value-type="string" table:style-name="ce16">
            <text:p>val(S)</text:p>
          </table:table-cell>
          <table:table-cell office:value-type="string" table:style-name="ce17">
            <text:p>gap(%)</text:p>
          </table:table-cell>
          <table:table-cell office:value-type="string" table:style-name="ce17">
            <text:p>val(S)</text:p>
          </table:table-cell>
          <table:table-cell office:value-type="string" table:style-name="ce17">
            <text:p>gap(%)</text:p>
          </table:table-cell>
          <table:table-cell office:value-type="string" table:style-name="ce17">
            <text:p>val(S)</text:p>
          </table:table-cell>
          <table:table-cell office:value-type="string" table:style-name="ce17">
            <text:p>gap(%)</text:p>
          </table:table-cell>
          <table:table-cell office:value-type="string" table:style-name="ce43">
            <text:p>val(S)</text:p>
          </table:table-cell>
          <table:table-cell office:value-type="string" table:style-name="ce51">
            <text:p>gap(%)</text:p>
          </table:table-cell>
          <table:table-cell office:value-type="string" table:style-name="ce52">
            <text:p>α</text:p>
          </table:table-cell>
          <table:covered-table-cell/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55221" table:style-name="ce6">
            <text:p>55221</text:p>
          </table:table-cell>
          <table:table-cell office:value-type="float" office:value="0.32" table:style-name="ce2">
            <text:p>0,32</text:p>
          </table:table-cell>
          <table:table-cell office:value-type="float" office:value="56748" table:style-name="ce5">
            <text:p>56748</text:p>
          </table:table-cell>
          <table:table-cell office:value-type="float" office:value="3" table:style-name="ce5">
            <text:p>3</text:p>
          </table:table-cell>
          <table:table-cell office:value-type="float" office:value="55336" table:style-name="ce5">
            <text:p>55336</text:p>
          </table:table-cell>
          <table:table-cell office:value-type="float" office:value="0.52" table:style-name="ce5">
            <text:p>0,52</text:p>
          </table:table-cell>
          <table:table-cell office:value-type="float" office:value="56623" table:style-name="ce19">
            <text:p>56623</text:p>
          </table:table-cell>
          <table:table-cell office:value-type="float" office:value="2.7850873320028962" table:formula="of:=(([.L18]-[.O18])*100)/[.L18]" table:style-name="ce63">
            <text:p>2,79</text:p>
          </table:table-cell>
          <table:table-cell office:value-type="float" office:value="0.9" table:style-name="ce53">
            <text:p>0,9</text:p>
          </table:table-cell>
          <table:table-cell office:value-type="float" office:value="55046" table:number-columns-spanned="2" table:number-rows-spanned="1" table:style-name="ce60">
            <text:p>55046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58086" table:style-name="ce5">
            <text:p>58086</text:p>
          </table:table-cell>
          <table:table-cell office:value-type="float" office:value="32.54" table:style-name="ce2">
            <text:p>32,54</text:p>
          </table:table-cell>
          <table:table-cell office:value-type="float" office:value="40684" table:style-name="ce5">
            <text:p>40684</text:p>
          </table:table-cell>
          <table:table-cell office:value-type="float" office:value="3.69" table:style-name="ce5">
            <text:p>3,69</text:p>
          </table:table-cell>
          <table:table-cell office:value-type="float" office:value="39701" table:style-name="ce5">
            <text:p>39701</text:p>
          </table:table-cell>
          <table:table-cell office:value-type="float" office:value="1.31" table:style-name="ce5">
            <text:p>1,31</text:p>
          </table:table-cell>
          <table:table-cell office:value-type="float" office:value="40068" table:style-name="ce19">
            <text:p>40068</text:p>
          </table:table-cell>
          <table:table-cell office:value-type="float" office:value="2.209394030148752" table:formula="of:=(([.L19]-[.O19])*100)/[.L19]" table:style-name="ce63">
            <text:p>2,21</text:p>
          </table:table-cell>
          <table:table-cell office:value-type="float" office:value="0.9" table:style-name="ce54">
            <text:p>0,9</text:p>
          </table:table-cell>
          <table:table-cell office:value-type="float" office:value="39182.74" table:number-columns-spanned="2" table:number-rows-spanned="1" table:style-name="ce56">
            <text:p>39182,74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3" table:style-name="ce5">
            <text:p>3</text:p>
          </table:table-cell>
          <table:table-cell office:value-type="float" office:value="2" table:style-name="ce5">
            <text:p>2</text:p>
          </table:table-cell>
          <table:table-cell office:value-type="float" office:value="216618" table:style-name="ce5">
            <text:p>216618</text:p>
          </table:table-cell>
          <table:table-cell office:value-type="float" office:value="7.38" table:style-name="ce2">
            <text:p>7,38</text:p>
          </table:table-cell>
          <table:table-cell office:value-type="float" office:value="230816" table:style-name="ce5">
            <text:p>230816</text:p>
          </table:table-cell>
          <table:table-cell office:value-type="float" office:value="13.08" table:style-name="ce5">
            <text:p>13,08</text:p>
          </table:table-cell>
          <table:table-cell office:value-type="float" office:value="205280" table:style-name="ce5">
            <text:p>205280</text:p>
          </table:table-cell>
          <table:table-cell office:value-type="float" office:value="2.2599999999999998" table:style-name="ce5">
            <text:p>2,26</text:p>
          </table:table-cell>
          <table:table-cell office:value-type="float" office:value="228986" table:style-name="ce19">
            <text:p>228986</text:p>
          </table:table-cell>
          <table:table-cell office:value-type="float" office:value="12.3829710113282" table:formula="of:=(([.L20]-[.O20])*100)/[.L20]" table:style-name="ce63">
            <text:p>12,38</text:p>
          </table:table-cell>
          <table:table-cell office:value-type="float" office:value="0.9" table:style-name="ce54">
            <text:p>0,9</text:p>
          </table:table-cell>
          <table:table-cell office:value-type="float" office:value="200630.73" table:number-columns-spanned="2" table:number-rows-spanned="1" table:style-name="ce56">
            <text:p>200630,73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office:value-type="float" office:value="225868" table:style-name="ce5">
            <text:p>225868</text:p>
          </table:table-cell>
          <table:table-cell office:value-type="float" office:value="1.47" table:style-name="ce2">
            <text:p>1,47</text:p>
          </table:table-cell>
          <table:table-cell office:value-type="float" office:value="279688" table:style-name="ce5">
            <text:p>279688</text:p>
          </table:table-cell>
          <table:table-cell office:value-type="float" office:value="20.43" table:style-name="ce5">
            <text:p>20,43</text:p>
          </table:table-cell>
          <table:table-cell office:value-type="float" office:value="225390" table:style-name="ce5">
            <text:p>225390</text:p>
          </table:table-cell>
          <table:table-cell office:value-type="float" office:value="1.26" table:style-name="ce5">
            <text:p>1,26</text:p>
          </table:table-cell>
          <table:table-cell office:value-type="float" office:value="310344" table:style-name="ce19">
            <text:p>310344</text:p>
          </table:table-cell>
          <table:table-cell office:value-type="float" office:value="28.292527002294229" table:formula="of:=(([.L21]-[.O21])*100)/[.L21]" table:style-name="ce63">
            <text:p>28,29</text:p>
          </table:table-cell>
          <table:table-cell office:value-type="float" office:value="0.9" table:style-name="ce54">
            <text:p>0,9</text:p>
          </table:table-cell>
          <table:table-cell office:value-type="float" office:value="222539.84" table:number-columns-spanned="2" table:number-rows-spanned="1" table:style-name="ce56">
            <text:p>222539,84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5" table:style-name="ce5">
            <text:p>5</text:p>
          </table:table-cell>
          <table:table-cell office:value-type="float" office:value="2" table:style-name="ce5">
            <text:p>2</text:p>
          </table:table-cell>
          <table:table-cell office:value-type="float" office:value="476682" table:style-name="ce5">
            <text:p>476682</text:p>
          </table:table-cell>
          <table:table-cell office:value-type="float" office:value="25.55" table:style-name="ce2">
            <text:p>25,55</text:p>
          </table:table-cell>
          <table:table-cell office:value-type="float" office:value="398302" table:style-name="ce5">
            <text:p>398302</text:p>
          </table:table-cell>
          <table:table-cell office:value-type="float" office:value="10.9" table:style-name="ce5">
            <text:p>10,9</text:p>
          </table:table-cell>
          <table:table-cell office:value-type="float" office:value="365034" table:style-name="ce5">
            <text:p>365034</text:p>
          </table:table-cell>
          <table:table-cell office:value-type="float" office:value="2.78" table:style-name="ce5">
            <text:p>2,78</text:p>
          </table:table-cell>
          <table:table-cell office:value-type="float" office:value="417512" table:style-name="ce19">
            <text:p>417512</text:p>
          </table:table-cell>
          <table:table-cell office:value-type="float" office:value="14.997377320891371" table:formula="of:=(([.L22]-[.O22])*100)/[.L22]" table:style-name="ce63">
            <text:p>15,00</text:p>
          </table:table-cell>
          <table:table-cell office:value-type="float" office:value="0.9" table:style-name="ce54">
            <text:p>0,9</text:p>
          </table:table-cell>
          <table:table-cell office:value-type="float" office:value="354896.15" table:number-columns-spanned="2" table:number-rows-spanned="1" table:style-name="ce56">
            <text:p>354896,15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6" table:style-name="ce5">
            <text:p>6</text:p>
          </table:table-cell>
          <table:table-cell office:value-type="float" office:value="2" table:style-name="ce5">
            <text:p>2</text:p>
          </table:table-cell>
          <table:table-cell office:value-type="float" office:value="352198" table:style-name="ce5">
            <text:p>352198</text:p>
          </table:table-cell>
          <table:table-cell office:value-type="float" office:value="24.03" table:style-name="ce2">
            <text:p>24,03</text:p>
          </table:table-cell>
          <table:table-cell office:value-type="float" office:value="296664" table:style-name="ce5">
            <text:p>296664</text:p>
          </table:table-cell>
          <table:table-cell office:value-type="float" office:value="9.81" table:style-name="ce5">
            <text:p>9,81</text:p>
          </table:table-cell>
          <table:table-cell office:value-type="float" office:value="274656" table:style-name="ce5">
            <text:p>274656</text:p>
          </table:table-cell>
          <table:table-cell office:value-type="float" office:value="2.59" table:style-name="ce5">
            <text:p>2,59</text:p>
          </table:table-cell>
          <table:table-cell office:value-type="float" office:value="282078" table:style-name="ce19">
            <text:p>282078</text:p>
          </table:table-cell>
          <table:table-cell office:value-type="float" office:value="5.1497706308184243" table:formula="of:=(([.L23]-[.O23])*100)/[.L23]" table:style-name="ce63">
            <text:p>5,15</text:p>
          </table:table-cell>
          <table:table-cell office:value-type="float" office:value="0.9" table:style-name="ce54">
            <text:p>0,9</text:p>
          </table:table-cell>
          <table:table-cell office:value-type="float" office:value="267551.63" table:number-columns-spanned="2" table:number-rows-spanned="1" table:style-name="ce56">
            <text:p>267551,63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7" table:style-name="ce5">
            <text:p>7</text:p>
          </table:table-cell>
          <table:table-cell office:value-type="float" office:value="2" table:style-name="ce5">
            <text:p>2</text:p>
          </table:table-cell>
          <table:table-cell office:value-type="float" office:value="345736" table:style-name="ce5">
            <text:p>345736</text:p>
          </table:table-cell>
          <table:table-cell office:value-type="float" office:value="41.96" table:style-name="ce2">
            <text:p>41,96</text:p>
          </table:table-cell>
          <table:table-cell office:value-type="float" office:value="229194" table:style-name="ce5">
            <text:p>229194</text:p>
          </table:table-cell>
          <table:table-cell office:value-type="float" office:value="12.44" table:style-name="ce5">
            <text:p>12,44</text:p>
          </table:table-cell>
          <table:table-cell office:value-type="float" office:value="203708" table:style-name="ce5">
            <text:p>203708</text:p>
          </table:table-cell>
          <table:table-cell office:value-type="float" office:value="1.49" table:style-name="ce5">
            <text:p>1,49</text:p>
          </table:table-cell>
          <table:table-cell office:value-type="float" office:value="218448" table:style-name="ce19">
            <text:p>218448</text:p>
          </table:table-cell>
          <table:table-cell office:value-type="float" office:value="8.1343614956419863" table:formula="of:=(([.L24]-[.O24])*100)/[.L24]" table:style-name="ce63">
            <text:p>8,13</text:p>
          </table:table-cell>
          <table:table-cell office:value-type="float" office:value="0.9" table:style-name="ce54">
            <text:p>0,9</text:p>
          </table:table-cell>
          <table:table-cell office:value-type="float" office:value="200678.65" table:number-columns-spanned="2" table:number-rows-spanned="1" table:style-name="ce56">
            <text:p>200678,65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8" table:style-name="ce5">
            <text:p>8</text:p>
          </table:table-cell>
          <table:table-cell office:value-type="float" office:value="2" table:style-name="ce5">
            <text:p>2</text:p>
          </table:table-cell>
          <table:table-cell office:value-type="float" office:value="411944" table:style-name="ce5">
            <text:p>411944</text:p>
          </table:table-cell>
          <table:table-cell office:value-type="float" office:value="28.58" table:style-name="ce2">
            <text:p>28,58</text:p>
          </table:table-cell>
          <table:table-cell office:value-type="float" office:value="314184" table:style-name="ce5">
            <text:p>314184</text:p>
          </table:table-cell>
          <table:table-cell office:value-type="float" office:value="6.36" table:style-name="ce5">
            <text:p>6,36</text:p>
          </table:table-cell>
          <table:table-cell office:value-type="float" office:value="302536" table:style-name="ce5">
            <text:p>302536</text:p>
          </table:table-cell>
          <table:table-cell office:value-type="float" office:value="2.75" table:style-name="ce5">
            <text:p>2,75</text:p>
          </table:table-cell>
          <table:table-cell office:value-type="float" office:value="309706" table:style-name="ce19">
            <text:p>309706</text:p>
          </table:table-cell>
          <table:table-cell office:value-type="float" office:value="5.0062704629551806" table:formula="of:=(([.L25]-[.O25])*100)/[.L25]" table:style-name="ce63">
            <text:p>5,01</text:p>
          </table:table-cell>
          <table:table-cell office:value-type="float" office:value="0.9" table:style-name="ce54">
            <text:p>0,9</text:p>
          </table:table-cell>
          <table:table-cell office:value-type="float" office:value="294201.28000000003" table:number-columns-spanned="2" table:number-rows-spanned="1" table:style-name="ce56">
            <text:p>294201,28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9" table:style-name="ce5">
            <text:p>9</text:p>
          </table:table-cell>
          <table:table-cell office:value-type="float" office:value="2" table:style-name="ce5">
            <text:p>2</text:p>
          </table:table-cell>
          <table:table-cell office:value-type="float" office:value="220166" table:style-name="ce5">
            <text:p>220166</text:p>
          </table:table-cell>
          <table:table-cell office:value-type="float" office:value="24.95" table:style-name="ce2">
            <text:p>24,95</text:p>
          </table:table-cell>
          <table:table-cell office:value-type="float" office:value="183314" table:style-name="ce5">
            <text:p>183314</text:p>
          </table:table-cell>
          <table:table-cell office:value-type="float" office:value="9.8699999999999992" table:style-name="ce5">
            <text:p>9,87</text:p>
          </table:table-cell>
          <table:table-cell office:value-type="float" office:value="169936" table:style-name="ce5">
            <text:p>169936</text:p>
          </table:table-cell>
          <table:table-cell office:value-type="float" office:value="2.77" table:style-name="ce5">
            <text:p>2,77</text:p>
          </table:table-cell>
          <table:table-cell office:value-type="float" office:value="172536" table:style-name="ce19">
            <text:p>172536</text:p>
          </table:table-cell>
          <table:table-cell office:value-type="float" office:value="4.2356145963740852" table:formula="of:=(([.L26]-[.O26])*100)/[.L26]" table:style-name="ce63">
            <text:p>4,24</text:p>
          </table:table-cell>
          <table:table-cell office:value-type="float" office:value="0.9" table:style-name="ce54">
            <text:p>0,9</text:p>
          </table:table-cell>
          <table:table-cell office:value-type="float" office:value="165228.04" table:number-columns-spanned="2" table:number-rows-spanned="1" table:style-name="ce56">
            <text:p>165228,04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10" table:style-name="ce11">
            <text:p>10</text:p>
          </table:table-cell>
          <table:table-cell office:value-type="float" office:value="2" table:style-name="ce11">
            <text:p>2</text:p>
          </table:table-cell>
          <table:table-cell office:value-type="float" office:value="187872" table:style-name="ce11">
            <text:p>187872</text:p>
          </table:table-cell>
          <table:table-cell office:value-type="float" office:value="18.34" table:style-name="ce22">
            <text:p>18,34</text:p>
          </table:table-cell>
          <table:table-cell office:value-type="float" office:value="162034" table:style-name="ce11">
            <text:p>162034</text:p>
          </table:table-cell>
          <table:table-cell office:value-type="float" office:value="5.32" table:style-name="ce11">
            <text:p>5,32</text:p>
          </table:table-cell>
          <table:table-cell office:value-type="float" office:value="158424" table:style-name="ce11">
            <text:p>158424</text:p>
          </table:table-cell>
          <table:table-cell office:value-type="float" office:value="3.16" table:style-name="ce11">
            <text:p>3,16</text:p>
          </table:table-cell>
          <table:table-cell office:value-type="float" office:value="159802" table:style-name="ce23">
            <text:p>159802</text:p>
          </table:table-cell>
          <table:table-cell office:value-type="float" office:value="3.9994430607877263" table:formula="of:=(([.L27]-[.O27])*100)/[.L27]" table:style-name="ce64">
            <text:p>4,00</text:p>
          </table:table-cell>
          <table:table-cell office:value-type="float" office:value="0.9" table:style-name="ce55">
            <text:p>0,9</text:p>
          </table:table-cell>
          <table:table-cell office:value-type="float" office:value="153410.81" table:number-columns-spanned="2" table:number-rows-spanned="1" table:style-name="ce57">
            <text:p>153410,81</text:p>
          </table:table-cell>
          <table:covered-table-cell/>
          <table:table-cell table:number-columns-repeated="16368"/>
        </table:table-row>
        <table:table-row table:style-name="ro1">
          <table:table-cell table:number-columns-repeated="3"/>
          <table:table-cell table:number-columns-repeated="16381" table:style-name="ce1"/>
        </table:table-row>
        <table:table-row table:style-name="ro2">
          <table:table-cell table:number-columns-repeated="3"/>
          <table:table-cell office:value-type="string" table:number-columns-spanned="1" table:number-rows-spanned="3" table:style-name="ce32">
            <text:p>INSTANCIAS</text:p>
          </table:table-cell>
          <table:table-cell office:value-type="string" table:number-columns-spanned="1" table:number-rows-spanned="3" table:style-name="ce32">
            <text:p>GRUPO</text:p>
          </table:table-cell>
          <table:table-cell office:value-type="string" table:number-columns-spanned="2" table:number-rows-spanned="2" table:style-name="ce33">
            <text:p>GUROBI</text:p>
          </table:table-cell>
          <table:covered-table-cell/>
          <table:table-cell office:value-type="string" table:number-columns-spanned="2" table:number-rows-spanned="2" table:style-name="ce33">
            <text:p>BRKGA</text:p>
          </table:table-cell>
          <table:covered-table-cell/>
          <table:table-cell office:value-type="string" table:number-columns-spanned="2" table:number-rows-spanned="2" table:style-name="ce61">
            <text:p>VNS</text:p>
          </table:table-cell>
          <table:covered-table-cell/>
          <table:table-cell office:value-type="string" table:number-columns-spanned="3" table:number-rows-spanned="2" table:style-name="ce58">
            <text:p>GRASP + VND</text:p>
          </table:table-cell>
          <table:covered-table-cell table:number-columns-repeated="2"/>
          <table:table-cell office:value-type="string" table:number-columns-spanned="2" table:number-rows-spanned="3" table:style-name="ce59">
            <text:p>Limitante inferior</text:p>
          </table:table-cell>
          <table:covered-table-cell/>
          <table:table-cell table:number-columns-repeated="16368"/>
        </table:table-row>
        <table:table-row table:style-name="ro2">
          <table: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/>
          <table:table-cell table:number-columns-repeated="16368"/>
        </table:table-row>
        <table:table-row table:style-name="ro5">
          <table:table-cell table:number-columns-repeated="3"/>
          <table:covered-table-cell/>
          <table:covered-table-cell/>
          <table:table-cell office:value-type="string" table:style-name="ce16">
            <text:p>val(S)</text:p>
          </table:table-cell>
          <table:table-cell office:value-type="string" table:style-name="ce17">
            <text:p>gap(%)</text:p>
          </table:table-cell>
          <table:table-cell office:value-type="string" table:style-name="ce17">
            <text:p>val(S)</text:p>
          </table:table-cell>
          <table:table-cell office:value-type="string" table:style-name="ce18">
            <text:p>gap(%)</text:p>
          </table:table-cell>
          <table:table-cell office:value-type="string" table:style-name="ce17">
            <text:p>val(S)</text:p>
          </table:table-cell>
          <table:table-cell office:value-type="string" table:style-name="ce16">
            <text:p>gap(%)</text:p>
          </table:table-cell>
          <table:table-cell office:value-type="string" table:style-name="ce43">
            <text:p>val(S)</text:p>
          </table:table-cell>
          <table:table-cell office:value-type="string" table:style-name="ce44">
            <text:p>gap(%)</text:p>
          </table:table-cell>
          <table:table-cell office:value-type="string" table:style-name="ce52">
            <text:p>α</text:p>
          </table:table-cell>
          <table:covered-table-cell/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1" table:style-name="ce5">
            <text:p>1</text:p>
          </table:table-cell>
          <table:table-cell office:value-type="float" office:value="3" table:style-name="ce19">
            <text:p>3</text:p>
          </table:table-cell>
          <table:table-cell office:value-type="string" table:style-name="ce20">
            <text:p>#</text:p>
          </table:table-cell>
          <table:table-cell office:value-type="string" table:style-name="ce20">
            <text:p>#</text:p>
          </table:table-cell>
          <table:table-cell office:value-type="float" office:value="799712" table:style-name="ce24">
            <text:p>799712</text:p>
          </table:table-cell>
          <table:table-cell office:value-type="float" office:value="16.309999999999999" table:style-name="ce25">
            <text:p>16,31</text:p>
          </table:table-cell>
          <table:table-cell office:value-type="float" office:value="675047" table:style-name="ce24">
            <text:p>675047</text:p>
          </table:table-cell>
          <table:table-cell office:value-type="float" office:value="0.85" table:style-name="ce26">
            <text:p>0,85</text:p>
          </table:table-cell>
          <table:table-cell office:value-type="float" office:value="851542" table:style-name="ce24">
            <text:p>851542</text:p>
          </table:table-cell>
          <table:table-cell office:value-type="float" office:value="21.401722991936985" table:formula="of:=(([.L32]-[.O32])*100)/[.L32]" table:style-name="ce63">
            <text:p>21,40</text:p>
          </table:table-cell>
          <table:table-cell office:value-type="float" office:value="0.9" table:style-name="ce53">
            <text:p>0,9</text:p>
          </table:table-cell>
          <table:table-cell office:value-type="float" office:value="669297.34" table:number-columns-spanned="2" table:number-rows-spanned="1" table:style-name="ce60">
            <text:p>669297,34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2" table:style-name="ce5">
            <text:p>2</text:p>
          </table:table-cell>
          <table:table-cell office:value-type="float" office:value="3" table:style-name="ce19">
            <text:p>3</text:p>
          </table:table-cell>
          <table:table-cell office:value-type="string" table:style-name="ce21">
            <text:p>#</text:p>
          </table:table-cell>
          <table:table-cell office:value-type="string" table:style-name="ce21">
            <text:p>#</text:p>
          </table:table-cell>
          <table:table-cell office:value-type="float" office:value="1215812" table:style-name="ce5">
            <text:p>1215812</text:p>
          </table:table-cell>
          <table:table-cell office:value-type="float" office:value="10.58" table:style-name="ce19">
            <text:p>10,58</text:p>
          </table:table-cell>
          <table:table-cell office:value-type="float" office:value="1184862" table:style-name="ce5">
            <text:p>1184862</text:p>
          </table:table-cell>
          <table:table-cell office:value-type="float" office:value="8.24" table:style-name="ce27">
            <text:p>8,24</text:p>
          </table:table-cell>
          <table:table-cell office:value-type="float" office:value="1255567" table:style-name="ce5">
            <text:p>1255567</text:p>
          </table:table-cell>
          <table:table-cell office:value-type="float" office:value="13.40928759675908" table:formula="of:=(([.L33]-[.O33])*100)/[.L33]" table:style-name="ce63">
            <text:p>13,41</text:p>
          </table:table-cell>
          <table:table-cell office:value-type="float" office:value="0.9" table:style-name="ce54">
            <text:p>0,9</text:p>
          </table:table-cell>
          <table:table-cell office:value-type="float" office:value="1087204.4099999999" table:number-columns-spanned="2" table:number-rows-spanned="1" table:style-name="ce56">
            <text:p>1087204,41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3" table:style-name="ce5">
            <text:p>3</text:p>
          </table:table-cell>
          <table:table-cell office:value-type="float" office:value="3" table:style-name="ce19">
            <text:p>3</text:p>
          </table:table-cell>
          <table:table-cell office:value-type="string" table:style-name="ce21">
            <text:p>#</text:p>
          </table:table-cell>
          <table:table-cell office:value-type="string" table:style-name="ce21">
            <text:p>#</text:p>
          </table:table-cell>
          <table:table-cell office:value-type="float" office:value="1170448" table:style-name="ce5">
            <text:p>1170448</text:p>
          </table:table-cell>
          <table:table-cell office:value-type="float" office:value="10.56" table:style-name="ce19">
            <text:p>10,56</text:p>
          </table:table-cell>
          <table:table-cell office:value-type="float" office:value="1120546" table:style-name="ce5">
            <text:p>1120546</text:p>
          </table:table-cell>
          <table:table-cell office:value-type="float" office:value="6.58" table:style-name="ce27">
            <text:p>6,58</text:p>
          </table:table-cell>
          <table:table-cell office:value-type="float" office:value="1236117" table:style-name="ce5">
            <text:p>1236117</text:p>
          </table:table-cell>
          <table:table-cell office:value-type="float" office:value="15.31417818863425" table:formula="of:=(([.L34]-[.O34])*100)/[.L34]" table:style-name="ce63">
            <text:p>15,31</text:p>
          </table:table-cell>
          <table:table-cell office:value-type="float" office:value="0.9" table:style-name="ce54">
            <text:p>0,9</text:p>
          </table:table-cell>
          <table:table-cell office:value-type="float" office:value="1046815.84" table:number-columns-spanned="2" table:number-rows-spanned="1" table:style-name="ce56">
            <text:p>1046815,84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4" table:style-name="ce5">
            <text:p>4</text:p>
          </table:table-cell>
          <table:table-cell office:value-type="float" office:value="3" table:style-name="ce19">
            <text:p>3</text:p>
          </table:table-cell>
          <table:table-cell office:value-type="string" table:style-name="ce21">
            <text:p>#</text:p>
          </table:table-cell>
          <table:table-cell office:value-type="string" table:style-name="ce21">
            <text:p>#</text:p>
          </table:table-cell>
          <table:table-cell office:value-type="float" office:value="575898" table:style-name="ce5">
            <text:p>575898</text:p>
          </table:table-cell>
          <table:table-cell office:value-type="float" office:value="12.27" table:style-name="ce19">
            <text:p>12,27</text:p>
          </table:table-cell>
          <table:table-cell office:value-type="float" office:value="562649" table:style-name="ce5">
            <text:p>562649</text:p>
          </table:table-cell>
          <table:table-cell office:value-type="float" office:value="10.199999999999999" table:style-name="ce27">
            <text:p>10,2</text:p>
          </table:table-cell>
          <table:table-cell office:value-type="float" office:value="567183" table:style-name="ce5">
            <text:p>567183</text:p>
          </table:table-cell>
          <table:table-cell office:value-type="float" office:value="10.919912973414228" table:formula="of:=(([.L35]-[.O35])*100)/[.L35]" table:style-name="ce63">
            <text:p>10,92</text:p>
          </table:table-cell>
          <table:table-cell office:value-type="float" office:value="0.9" table:style-name="ce54">
            <text:p>0,9</text:p>
          </table:table-cell>
          <table:table-cell office:value-type="float" office:value="505247.11" table:number-columns-spanned="2" table:number-rows-spanned="1" table:style-name="ce56">
            <text:p>505247,11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5" table:style-name="ce5">
            <text:p>5</text:p>
          </table:table-cell>
          <table:table-cell office:value-type="float" office:value="3" table:style-name="ce19">
            <text:p>3</text:p>
          </table:table-cell>
          <table:table-cell office:value-type="string" table:style-name="ce21">
            <text:p>#</text:p>
          </table:table-cell>
          <table:table-cell office:value-type="string" table:style-name="ce21">
            <text:p>#</text:p>
          </table:table-cell>
          <table:table-cell office:value-type="float" office:value="2421770" table:style-name="ce5">
            <text:p>2421770</text:p>
          </table:table-cell>
          <table:table-cell office:value-type="float" office:value="10.11" table:style-name="ce19">
            <text:p>10,11</text:p>
          </table:table-cell>
          <table:table-cell office:value-type="float" office:value="2336756" table:style-name="ce5">
            <text:p>2336756</text:p>
          </table:table-cell>
          <table:table-cell office:value-type="float" office:value="6.84" table:style-name="ce27">
            <text:p>6,84</text:p>
          </table:table-cell>
          <table:table-cell office:value-type="float" office:value="2617735" table:style-name="ce5">
            <text:p>2617735</text:p>
          </table:table-cell>
          <table:table-cell office:value-type="float" office:value="16.835952073070796" table:formula="of:=(([.L36]-[.O36])*100)/[.L36]" table:style-name="ce63">
            <text:p>16,84</text:p>
          </table:table-cell>
          <table:table-cell office:value-type="float" office:value="0.9" table:style-name="ce54">
            <text:p>0,9</text:p>
          </table:table-cell>
          <table:table-cell office:value-type="float" office:value="2177014.39" table:number-columns-spanned="2" table:number-rows-spanned="1" table:style-name="ce56">
            <text:p>2177014,39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6" table:style-name="ce5">
            <text:p>6</text:p>
          </table:table-cell>
          <table:table-cell office:value-type="float" office:value="3" table:style-name="ce19">
            <text:p>3</text:p>
          </table:table-cell>
          <table:table-cell office:value-type="string" table:style-name="ce21">
            <text:p>#</text:p>
          </table:table-cell>
          <table:table-cell office:value-type="string" table:style-name="ce21">
            <text:p>#</text:p>
          </table:table-cell>
          <table:table-cell office:value-type="float" office:value="688221" table:style-name="ce5">
            <text:p>688221</text:p>
          </table:table-cell>
          <table:table-cell office:value-type="float" office:value="8.82" table:style-name="ce19">
            <text:p>8,82</text:p>
          </table:table-cell>
          <table:table-cell office:value-type="float" office:value="638856" table:style-name="ce5">
            <text:p>638856</text:p>
          </table:table-cell>
          <table:table-cell office:value-type="float" office:value="1.77" table:style-name="ce27">
            <text:p>1,77</text:p>
          </table:table-cell>
          <table:table-cell office:value-type="float" office:value="731263" table:style-name="ce5">
            <text:p>731263</text:p>
          </table:table-cell>
          <table:table-cell office:value-type="float" office:value="14.187013427453598" table:formula="of:=(([.L37]-[.O37])*100)/[.L37]" table:style-name="ce63">
            <text:p>14,19</text:p>
          </table:table-cell>
          <table:table-cell office:value-type="float" office:value="0.9" table:style-name="ce54">
            <text:p>0,9</text:p>
          </table:table-cell>
          <table:table-cell office:value-type="float" office:value="627518.62" table:number-columns-spanned="2" table:number-rows-spanned="1" table:style-name="ce56">
            <text:p>627518,62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7" table:style-name="ce5">
            <text:p>7</text:p>
          </table:table-cell>
          <table:table-cell office:value-type="float" office:value="3" table:style-name="ce19">
            <text:p>3</text:p>
          </table:table-cell>
          <table:table-cell office:value-type="string" table:style-name="ce21">
            <text:p>#</text:p>
          </table:table-cell>
          <table:table-cell office:value-type="string" table:style-name="ce21">
            <text:p>#</text:p>
          </table:table-cell>
          <table:table-cell office:value-type="float" office:value="740766" table:style-name="ce5">
            <text:p>740766</text:p>
          </table:table-cell>
          <table:table-cell office:value-type="float" office:value="10.78" table:style-name="ce19">
            <text:p>10,78</text:p>
          </table:table-cell>
          <table:table-cell office:value-type="float" office:value="700088" table:style-name="ce5">
            <text:p>700088</text:p>
          </table:table-cell>
          <table:table-cell office:value-type="float" office:value="5.6" table:style-name="ce27">
            <text:p>5,6</text:p>
          </table:table-cell>
          <table:table-cell office:value-type="float" office:value="764266" table:style-name="ce5">
            <text:p>764266</text:p>
          </table:table-cell>
          <table:table-cell office:value-type="float" office:value="13.525429627904421" table:formula="of:=(([.L38]-[.O38])*100)/[.L38]" table:style-name="ce63">
            <text:p>13,53</text:p>
          </table:table-cell>
          <table:table-cell office:value-type="float" office:value="0.9" table:style-name="ce54">
            <text:p>0,9</text:p>
          </table:table-cell>
          <table:table-cell office:value-type="float" office:value="660895.74" table:number-columns-spanned="2" table:number-rows-spanned="1" table:style-name="ce56">
            <text:p>660895,74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8" table:style-name="ce5">
            <text:p>8</text:p>
          </table:table-cell>
          <table:table-cell office:value-type="float" office:value="3" table:style-name="ce19">
            <text:p>3</text:p>
          </table:table-cell>
          <table:table-cell office:value-type="string" table:style-name="ce21">
            <text:p>#</text:p>
          </table:table-cell>
          <table:table-cell office:value-type="string" table:style-name="ce21">
            <text:p>#</text:p>
          </table:table-cell>
          <table:table-cell office:value-type="float" office:value="1644154" table:style-name="ce5">
            <text:p>1644154</text:p>
          </table:table-cell>
          <table:table-cell office:value-type="float" office:value="10.23" table:style-name="ce19">
            <text:p>10,23</text:p>
          </table:table-cell>
          <table:table-cell office:value-type="float" office:value="1586917" table:style-name="ce5">
            <text:p>1586917</text:p>
          </table:table-cell>
          <table:table-cell office:value-type="float" office:value="6.99" table:style-name="ce27">
            <text:p>6,99</text:p>
          </table:table-cell>
          <table:table-cell office:value-type="float" office:value="1747396" table:style-name="ce5">
            <text:p>1747396</text:p>
          </table:table-cell>
          <table:table-cell office:value-type="float" office:value="15.53041554404383" table:formula="of:=(([.L39]-[.O39])*100)/[.L39]" table:style-name="ce63">
            <text:p>15,53</text:p>
          </table:table-cell>
          <table:table-cell office:value-type="float" office:value="0.9" table:style-name="ce54">
            <text:p>0,9</text:p>
          </table:table-cell>
          <table:table-cell office:value-type="float" office:value="1476018.14" table:number-columns-spanned="2" table:number-rows-spanned="1" table:style-name="ce56">
            <text:p>1476018,14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9" table:style-name="ce5">
            <text:p>9</text:p>
          </table:table-cell>
          <table:table-cell office:value-type="float" office:value="3" table:style-name="ce19">
            <text:p>3</text:p>
          </table:table-cell>
          <table:table-cell office:value-type="string" table:style-name="ce21">
            <text:p>#</text:p>
          </table:table-cell>
          <table:table-cell office:value-type="string" table:style-name="ce21">
            <text:p>#</text:p>
          </table:table-cell>
          <table:table-cell office:value-type="float" office:value="887275" table:style-name="ce5">
            <text:p>887275</text:p>
          </table:table-cell>
          <table:table-cell office:value-type="float" office:value="12.97" table:style-name="ce19">
            <text:p>12,97</text:p>
          </table:table-cell>
          <table:table-cell office:value-type="float" office:value="778329" table:style-name="ce5">
            <text:p>778329</text:p>
          </table:table-cell>
          <table:table-cell office:value-type="float" office:value="0.79" table:style-name="ce27">
            <text:p>0,79</text:p>
          </table:table-cell>
          <table:table-cell office:value-type="float" office:value="933935" table:style-name="ce5">
            <text:p>933935</text:p>
          </table:table-cell>
          <table:table-cell office:value-type="float" office:value="17.31824377499505" table:formula="of:=(([.L40]-[.O40])*100)/[.L40]" table:style-name="ce63">
            <text:p>17,32</text:p>
          </table:table-cell>
          <table:table-cell office:value-type="float" office:value="0.9" table:style-name="ce54">
            <text:p>0,9</text:p>
          </table:table-cell>
          <table:table-cell office:value-type="float" office:value="772193.86" table:number-columns-spanned="2" table:number-rows-spanned="1" table:style-name="ce56">
            <text:p>772193,86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3"/>
          <table:table-cell office:value-type="float" office:value="10" table:style-name="ce11">
            <text:p>10</text:p>
          </table:table-cell>
          <table:table-cell office:value-type="float" office:value="3" table:style-name="ce23">
            <text:p>3</text:p>
          </table:table-cell>
          <table:table-cell office:value-type="string" table:style-name="ce28">
            <text:p>#</text:p>
          </table:table-cell>
          <table:table-cell office:value-type="string" table:style-name="ce29">
            <text:p>#</text:p>
          </table:table-cell>
          <table:table-cell office:value-type="float" office:value="953561" table:style-name="ce11">
            <text:p>953561</text:p>
          </table:table-cell>
          <table:table-cell office:value-type="float" office:value="10.52" table:style-name="ce23">
            <text:p>10,52</text:p>
          </table:table-cell>
          <table:table-cell office:value-type="float" office:value="940041" table:style-name="ce11">
            <text:p>940041</text:p>
          </table:table-cell>
          <table:table-cell office:value-type="float" office:value="9.23" table:style-name="ce30">
            <text:p>9,23</text:p>
          </table:table-cell>
          <table:table-cell office:value-type="float" office:value="954181" table:style-name="ce23">
            <text:p>954181</text:p>
          </table:table-cell>
          <table:table-cell office:value-type="float" office:value="10.579086148225546" table:formula="of:=(([.L41]-[.O41])*100)/[.L41]" table:style-name="ce64">
            <text:p>10,58</text:p>
          </table:table-cell>
          <table:table-cell office:value-type="float" office:value="0.9" table:style-name="ce55">
            <text:p>0,9</text:p>
          </table:table-cell>
          <table:table-cell office:value-type="float" office:value="853237.37" table:number-columns-spanned="2" table:number-rows-spanned="1" table:style-name="ce57">
            <text:p>853237,37</text:p>
          </table:table-cell>
          <table:covered-table-cell/>
          <table:table-cell table:number-columns-repeated="16368"/>
        </table:table-row>
        <table:table-row table:style-name="ro1">
          <table:table-cell table:number-columns-repeated="3"/>
          <table:table-cell table:number-columns-repeated="16381" table:style-name="ce1"/>
        </table:table-row>
        <table:table-row table:number-rows-repeated="1048534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Times New Roman" svg:font-family="&quot;Times New Roman&quot;"/>
    <style:font-face style:name="Times New Roman1" svg:font-family="&quot;Times New Roman1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026</meta:generator>
    <dc:creator>Paulo Henrique</dc:creator>
    <meta:creation-date>2021-06-04T15:37:41Z</meta:creation-date>
    <dc:date>2021-06-05T19:15:34Z</dc:date>
    <meta:editing-cycles>3</meta:editing-cycles>
    <meta:editing-duration>PT501S</meta:editing-duration>
  </office:meta>
</office:document-meta>
</file>